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UniqueOrKeyTraverser.XSDUniqueOrKey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UniqueOrKeyTraverser.traverse( Element uElem , XSElementDecl element , XSDocumentInfo schemaDoc , SchemaGrammar gramm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